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4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3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13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101001" calcext:value-type="float">
            <text:p>102010101001 </text:p>
          </table:table-cell>
          <table:table-cell table:style-name="ce31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26"/>
          <table:table-cell table:style-name="ce27" office:value-type="float" office:value="1898139.64" calcext:value-type="float">
            <text:p>1898140 </text:p>
          </table:table-cell>
          <table:table-cell table:style-name="ce28"/>
          <table:table-cell table:style-name="ce29"/>
          <table:table-cell table:style-name="ce30" table:formula="of:=[.D10]+[.E10]-[.F10]" office:value-type="float" office:value="1898139.64" calcext:value-type="float">
            <text:p>1898140 </text:p>
          </table:table-cell>
          <table:table-cell table:style-name="ce10" office:value-type="float" office:value="102010101001" calcext:value-type="float">
            <text:p>102010101001 </text:p>
          </table:table-cell>
          <table:table-cell table:style-name="ce31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32" office:value-type="float" office:value="1898139.64" calcext:value-type="float">
            <text:p><text:s/>1898140 </text:p>
          </table:table-cell>
          <table:table-cell table:style-name="ce155" table:formula="of:=+[.G10]-[.J10]" office:value-type="float" office:value="0" calcext:value-type="float">
            <text:p>-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101002" calcext:value-type="float">
            <text:p>102010101002 </text:p>
          </table:table-cell>
          <table:table-cell table:style-name="ce31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34"/>
          <table:table-cell table:style-name="ce29" office:value-type="float" office:value="532133.45" calcext:value-type="float">
            <text:p>532133 </text:p>
          </table:table-cell>
          <table:table-cell table:style-name="ce28"/>
          <table:table-cell table:style-name="ce29"/>
          <table:table-cell table:style-name="ce30" table:formula="of:=[.D11]+[.E11]-[.F11]" office:value-type="float" office:value="532133.45" calcext:value-type="float">
            <text:p>532133 </text:p>
          </table:table-cell>
          <table:table-cell table:style-name="ce10" office:value-type="float" office:value="102010101002" calcext:value-type="float">
            <text:p>102010101002 </text:p>
          </table:table-cell>
          <table:table-cell table:style-name="ce31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29" office:value-type="float" office:value="484133.45" calcext:value-type="float">
            <text:p>484133 </text:p>
          </table:table-cell>
          <table:table-cell table:style-name="ce155" table:formula="of:=+[.G11]-[.J11]" office:value-type="float" office:value="47999.9999999999" calcext:value-type="float">
            <text:p>48000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1" calcext:value-type="float">
            <text:p>102010201001 </text:p>
          </table:table-cell>
          <table:table-cell table:style-name="ce31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34"/>
          <table:table-cell table:style-name="ce29" office:value-type="float" office:value="461156.96" calcext:value-type="float">
            <text:p>461157 </text:p>
          </table:table-cell>
          <table:table-cell table:style-name="ce28"/>
          <table:table-cell table:style-name="ce29"/>
          <table:table-cell table:style-name="ce30" table:formula="of:=[.D12]+[.E12]-[.F12]" office:value-type="float" office:value="461156.96" calcext:value-type="float">
            <text:p>461157 </text:p>
          </table:table-cell>
          <table:table-cell table:style-name="ce10" office:value-type="float" office:value="102010201001" calcext:value-type="float">
            <text:p>102010201001 </text:p>
          </table:table-cell>
          <table:table-cell table:style-name="ce31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29" office:value-type="float" office:value="461156.96" calcext:value-type="float">
            <text:p>461157 </text:p>
          </table:table-cell>
          <table:table-cell table:style-name="ce155" table:formula="of:=+[.G12]-[.J12]" office:value-type="float" office:value="0" calcext:value-type="float">
            <text:p>-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4" calcext:value-type="float">
            <text:p>102010201004 </text:p>
          </table:table-cell>
          <table:table-cell table:style-name="ce31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34"/>
          <table:table-cell table:style-name="ce29" office:value-type="float" office:value="203265.18" calcext:value-type="float">
            <text:p>203265 </text:p>
          </table:table-cell>
          <table:table-cell table:style-name="ce28"/>
          <table:table-cell table:style-name="ce29"/>
          <table:table-cell table:style-name="ce30" table:formula="of:=[.D13]+[.E13]-[.F13]" office:value-type="float" office:value="203265.18" calcext:value-type="float">
            <text:p>203265 </text:p>
          </table:table-cell>
          <table:table-cell table:style-name="ce10" office:value-type="float" office:value="102010201004" calcext:value-type="float">
            <text:p>102010201004 </text:p>
          </table:table-cell>
          <table:table-cell table:style-name="ce31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29" office:value-type="float" office:value="198798.62" calcext:value-type="float">
            <text:p>198799 </text:p>
          </table:table-cell>
          <table:table-cell table:style-name="ce155" table:formula="of:=+[.G13]-[.J13]" office:value-type="float" office:value="4466.56" calcext:value-type="float">
            <text:p>4467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5" calcext:value-type="float">
            <text:p>102010201005 </text:p>
          </table:table-cell>
          <table:table-cell table:style-name="ce31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34"/>
          <table:table-cell table:style-name="ce29" office:value-type="float" office:value="7621902.38" calcext:value-type="float">
            <text:p>7621902 </text:p>
          </table:table-cell>
          <table:table-cell table:style-name="ce28"/>
          <table:table-cell table:style-name="ce29"/>
          <table:table-cell table:style-name="ce30" table:formula="of:=[.D14]+[.E14]-[.F14]" office:value-type="float" office:value="7621902.38" calcext:value-type="float">
            <text:p>7621902 </text:p>
          </table:table-cell>
          <table:table-cell table:style-name="ce10" office:value-type="float" office:value="102010201005" calcext:value-type="float">
            <text:p>102010201005 </text:p>
          </table:table-cell>
          <table:table-cell table:style-name="ce31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29" office:value-type="float" office:value="7621902.38" calcext:value-type="float">
            <text:p>7621902 </text:p>
          </table:table-cell>
          <table:table-cell table:style-name="ce155" table:formula="of:=+[.G14]-[.J14]" office:value-type="float" office:value="0" calcext:value-type="float">
            <text:p>-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6" calcext:value-type="float">
            <text:p>102010201006 </text:p>
          </table:table-cell>
          <table:table-cell table:style-name="ce31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34"/>
          <table:table-cell table:style-name="ce29" office:value-type="float" office:value="15974.66" calcext:value-type="float">
            <text:p>15975 </text:p>
          </table:table-cell>
          <table:table-cell table:style-name="ce28"/>
          <table:table-cell table:style-name="ce29"/>
          <table:table-cell table:style-name="ce30" table:formula="of:=[.D15]+[.E15]-[.F15]" office:value-type="float" office:value="15974.66" calcext:value-type="float">
            <text:p>15975 </text:p>
          </table:table-cell>
          <table:table-cell table:style-name="ce10" office:value-type="float" office:value="102010201006" calcext:value-type="float">
            <text:p>102010201006 </text:p>
          </table:table-cell>
          <table:table-cell table:style-name="ce31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29" office:value-type="float" office:value="15974.66" calcext:value-type="float">
            <text:p>15975 </text:p>
          </table:table-cell>
          <table:table-cell table:style-name="ce155" table:formula="of:=+[.G15]-[.J15]" office:value-type="float" office:value="0" calcext:value-type="float">
            <text:p>-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7" calcext:value-type="float">
            <text:p>102010201007 </text:p>
          </table:table-cell>
          <table:table-cell table:style-name="ce31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34"/>
          <table:table-cell table:style-name="ce29" office:value-type="float" office:value="144593.11" calcext:value-type="float">
            <text:p>144593 </text:p>
          </table:table-cell>
          <table:table-cell table:style-name="ce28"/>
          <table:table-cell table:style-name="ce29"/>
          <table:table-cell table:style-name="ce30" table:formula="of:=[.D16]+[.E16]-[.F16]" office:value-type="float" office:value="144593.11" calcext:value-type="float">
            <text:p>144593 </text:p>
          </table:table-cell>
          <table:table-cell table:style-name="ce10" office:value-type="float" office:value="102010201007" calcext:value-type="float">
            <text:p>102010201007 </text:p>
          </table:table-cell>
          <table:table-cell table:style-name="ce31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29" office:value-type="float" office:value="141445.51" calcext:value-type="float">
            <text:p>141446 </text:p>
          </table:table-cell>
          <table:table-cell table:style-name="ce155" table:formula="of:=+[.G16]-[.J16]" office:value-type="float" office:value="3147.59999999998" calcext:value-type="float">
            <text:p>3148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10201009" calcext:value-type="float">
            <text:p>102010201009 </text:p>
          </table:table-cell>
          <table:table-cell table:style-name="ce31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34"/>
          <table:table-cell table:style-name="ce29" office:value-type="float" office:value="528147.1" calcext:value-type="float">
            <text:p>528147 </text:p>
          </table:table-cell>
          <table:table-cell table:style-name="ce28"/>
          <table:table-cell table:style-name="ce29"/>
          <table:table-cell table:style-name="ce30" table:formula="of:=[.D17]+[.E17]-[.F17]" office:value-type="float" office:value="528147.1" calcext:value-type="float">
            <text:p>528147 </text:p>
          </table:table-cell>
          <table:table-cell table:style-name="ce10" office:value-type="float" office:value="102010201009" calcext:value-type="float">
            <text:p>102010201009 </text:p>
          </table:table-cell>
          <table:table-cell table:style-name="ce31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29" office:value-type="float" office:value="502983.53" calcext:value-type="float">
            <text:p>502984 </text:p>
          </table:table-cell>
          <table:table-cell table:style-name="ce155" table:formula="of:=+[.G17]-[.J17]" office:value-type="float" office:value="25163.5699999999" calcext:value-type="float">
            <text:p>25164 </text:p>
          </table:table-cell>
          <table:table-cell table:style-name="ce8" office:value-type="string" calcext:value-type="string">
            <text:p>ok</text:p>
          </table:table-cell>
          <table:table-cell table:style-name="ce8" table:number-columns-repeated="49"/>
          <table:table-cell table:number-columns-repeated="963"/>
        </table:table-row>
        <table:table-row table:style-name="ro2">
          <table:table-cell table:style-name="ce10" office:value-type="float" office:value="102020101004" calcext:value-type="float">
            <text:p>102020101004 </text:p>
          </table:table-cell>
          <table:table-cell table:style-name="ce31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34"/>
          <table:table-cell table:style-name="ce29" office:value-type="float" office:value="82108" calcext:value-type="float">
            <text:p>82108 </text:p>
          </table:table-cell>
          <table:table-cell table:style-name="ce28"/>
          <table:table-cell table:style-name="ce29"/>
          <table:table-cell table:style-name="ce30" table:formula="of:=[.D18]+[.E18]-[.F18]" office:value-type="float" office:value="82108" calcext:value-type="float">
            <text:p>82108 </text:p>
          </table:table-cell>
          <table:table-cell table:style-name="ce10" office:value-type="float" office:value="102020101004" calcext:value-type="float">
            <text:p>102020101004 </text:p>
          </table:table-cell>
          <table:table-cell table:style-name="ce31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29" office:value-type="float" office:value="82108" calcext:value-type="float">
            <text:p>82108 </text:p>
          </table:table-cell>
          <table:table-cell table:style-name="ce155" table:formula="of:=+[.G18]-[.J18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501001" calcext:value-type="float">
            <text:p>102010501001 </text:p>
          </table:table-cell>
          <table:table-cell table:style-name="ce31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34"/>
          <table:table-cell table:style-name="ce29" office:value-type="float" office:value="61316.01" calcext:value-type="float">
            <text:p>61316 </text:p>
          </table:table-cell>
          <table:table-cell table:style-name="ce28"/>
          <table:table-cell table:style-name="ce29"/>
          <table:table-cell table:style-name="ce30" table:formula="of:=[.D19]+[.E19]-[.F19]" office:value-type="float" office:value="61316.01" calcext:value-type="float">
            <text:p>61316 </text:p>
          </table:table-cell>
          <table:table-cell table:style-name="ce10" office:value-type="float" office:value="102010501001" calcext:value-type="float">
            <text:p>102010501001 </text:p>
          </table:table-cell>
          <table:table-cell table:style-name="ce31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29" office:value-type="float" office:value="0" calcext:value-type="float">
            <text:p>- </text:p>
          </table:table-cell>
          <table:table-cell table:style-name="ce155" table:formula="of:=+[.G19]-[.J19]" office:value-type="float" office:value="61316.01" calcext:value-type="float">
            <text:p>6131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34"/>
          <table:table-cell table:style-name="ce29" office:value-type="float" office:value="38708.81" calcext:value-type="float">
            <text:p>38709 </text:p>
          </table:table-cell>
          <table:table-cell table:style-name="ce28"/>
          <table:table-cell table:style-name="ce29"/>
          <table:table-cell table:style-name="ce30" table:formula="of:=[.D20]+[.E20]-[.F20]" office:value-type="float" office:value="38708.81" calcext:value-type="float">
            <text:p>38709 </text:p>
          </table:table-cell>
          <table:table-cell table:style-name="ce10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29" office:value-type="float" office:value="38708.81" calcext:value-type="float">
            <text:p>38709 </text:p>
          </table:table-cell>
          <table:table-cell table:style-name="ce155" table:formula="of:=+[.G20]-[.J2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29"/>
          <table:table-cell table:style-name="ce28"/>
          <table:table-cell table:style-name="ce29"/>
          <table:table-cell table:style-name="ce30"/>
          <table:table-cell table:style-name="ce10"/>
          <table:table-cell table:style-name="ce31"/>
          <table:table-cell table:style-name="ce29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Depreciaciones" calcext:value-type="string">
            <text:p><text:s/>Depreciaciones </text:p>
          </table:table-cell>
          <table:table-cell table:style-name="ce34"/>
          <table:table-cell table:style-name="ce29"/>
          <table:table-cell table:style-name="ce28"/>
          <table:table-cell table:style-name="ce29"/>
          <table:table-cell table:style-name="ce30"/>
          <table:table-cell table:style-name="ce10"/>
          <table:table-cell table:style-name="ce81" office:value-type="string" office:string-value="Depreciaciones" calcext:value-type="string">
            <text:p><text:s/>Depreciaciones </text:p>
          </table:table-cell>
          <table:table-cell table:style-name="ce29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1" calcext:value-type="float">
            <text:p>102010301001 </text:p>
          </table:table-cell>
          <table:table-cell table:style-name="ce82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34"/>
          <table:table-cell table:style-name="ce29" office:value-type="float" office:value="-12288.24" calcext:value-type="float">
            <text:p>(12288)</text:p>
          </table:table-cell>
          <table:table-cell table:style-name="ce28"/>
          <table:table-cell table:style-name="ce29"/>
          <table:table-cell table:style-name="ce30" table:formula="of:=[.D23]+[.E23]-[.F23]" office:value-type="float" office:value="-12288.24" calcext:value-type="float">
            <text:p>(12288)</text:p>
          </table:table-cell>
          <table:table-cell table:style-name="ce10" office:value-type="float" office:value="102010301001" calcext:value-type="float">
            <text:p>102010301001 </text:p>
          </table:table-cell>
          <table:table-cell table:style-name="ce82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29" office:value-type="float" office:value="-8192.16" calcext:value-type="float">
            <text:p>(8192)</text:p>
          </table:table-cell>
          <table:table-cell table:style-name="ce155" table:formula="of:=+[.G23]-[.J23]" office:value-type="float" office:value="-4096.08" calcext:value-type="float">
            <text:p>(409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4" calcext:value-type="float">
            <text:p>102010301004 </text:p>
          </table:table-cell>
          <table:table-cell table:style-name="ce82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34"/>
          <table:table-cell table:style-name="ce29" office:value-type="float" office:value="-159948.65" calcext:value-type="float">
            <text:p>(159949)</text:p>
          </table:table-cell>
          <table:table-cell table:style-name="ce28"/>
          <table:table-cell table:style-name="ce29"/>
          <table:table-cell table:style-name="ce30" table:formula="of:=[.D24]+[.E24]-[.F24]" office:value-type="float" office:value="-159948.65" calcext:value-type="float">
            <text:p>(159949)</text:p>
          </table:table-cell>
          <table:table-cell table:style-name="ce10" office:value-type="float" office:value="102010301004" calcext:value-type="float">
            <text:p>102010301004 </text:p>
          </table:table-cell>
          <table:table-cell table:style-name="ce82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29" office:value-type="float" office:value="-155832.79" calcext:value-type="float">
            <text:p>(155833)</text:p>
          </table:table-cell>
          <table:table-cell table:style-name="ce155" table:formula="of:=+[.G24]-[.J24]" office:value-type="float" office:value="-4115.85999999999" calcext:value-type="float">
            <text:p>(411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5" calcext:value-type="float">
            <text:p>102010301005 </text:p>
          </table:table-cell>
          <table:table-cell table:style-name="ce82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34"/>
          <table:table-cell table:style-name="ce29" office:value-type="float" office:value="-4283430.52" calcext:value-type="float">
            <text:p>(4283431)</text:p>
          </table:table-cell>
          <table:table-cell table:style-name="ce28"/>
          <table:table-cell table:style-name="ce29"/>
          <table:table-cell table:style-name="ce30" table:formula="of:=[.D25]+[.E25]-[.F25]" office:value-type="float" office:value="-4283430.52" calcext:value-type="float">
            <text:p>(4283431)</text:p>
          </table:table-cell>
          <table:table-cell table:style-name="ce10" office:value-type="float" office:value="102010301005" calcext:value-type="float">
            <text:p>102010301005 </text:p>
          </table:table-cell>
          <table:table-cell table:style-name="ce82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29" office:value-type="float" office:value="-4024307.83" calcext:value-type="float">
            <text:p>(4024308)</text:p>
          </table:table-cell>
          <table:table-cell table:style-name="ce155" table:formula="of:=+[.G25]-[.J25]" office:value-type="float" office:value="-259122.689999999" calcext:value-type="float">
            <text:p>(25912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6" calcext:value-type="float">
            <text:p>102010301006 </text:p>
          </table:table-cell>
          <table:table-cell table:style-name="ce82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34"/>
          <table:table-cell table:style-name="ce29" office:value-type="float" office:value="-15547.82" calcext:value-type="float">
            <text:p>(15548)</text:p>
          </table:table-cell>
          <table:table-cell table:style-name="ce28"/>
          <table:table-cell table:style-name="ce29"/>
          <table:table-cell table:style-name="ce30" table:formula="of:=[.D26]+[.E26]-[.F26]" office:value-type="float" office:value="-15547.82" calcext:value-type="float">
            <text:p>(15548)</text:p>
          </table:table-cell>
          <table:table-cell table:style-name="ce10" office:value-type="float" office:value="102010301006" calcext:value-type="float">
            <text:p>102010301006 </text:p>
          </table:table-cell>
          <table:table-cell table:style-name="ce82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29" office:value-type="float" office:value="-15329.9" calcext:value-type="float">
            <text:p>(15330)</text:p>
          </table:table-cell>
          <table:table-cell table:style-name="ce155" table:formula="of:=+[.G26]-[.J26]" office:value-type="float" office:value="-217.92" calcext:value-type="float">
            <text:p>(21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7" calcext:value-type="float">
            <text:p>102010301007 </text:p>
          </table:table-cell>
          <table:table-cell table:style-name="ce82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34"/>
          <table:table-cell table:style-name="ce29" office:value-type="float" office:value="-120727.2" calcext:value-type="float">
            <text:p>(120727)</text:p>
          </table:table-cell>
          <table:table-cell table:style-name="ce28"/>
          <table:table-cell table:style-name="ce29"/>
          <table:table-cell table:style-name="ce30" table:formula="of:=[.D27]+[.E27]-[.F27]" office:value-type="float" office:value="-120727.2" calcext:value-type="float">
            <text:p>(120727)</text:p>
          </table:table-cell>
          <table:table-cell table:style-name="ce10" office:value-type="float" office:value="102010301007" calcext:value-type="float">
            <text:p>102010301007 </text:p>
          </table:table-cell>
          <table:table-cell table:style-name="ce82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29" office:value-type="float" office:value="-118120.19" calcext:value-type="float">
            <text:p>(118120)</text:p>
          </table:table-cell>
          <table:table-cell table:style-name="ce155" table:formula="of:=+[.G27]-[.J27]" office:value-type="float" office:value="-2607.00999999999" calcext:value-type="float">
            <text:p>(260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301009" calcext:value-type="float">
            <text:p>102010301009 </text:p>
          </table:table-cell>
          <table:table-cell table:style-name="ce82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34"/>
          <table:table-cell table:style-name="ce29" office:value-type="float" office:value="-338788.01" calcext:value-type="float">
            <text:p>(338788)</text:p>
          </table:table-cell>
          <table:table-cell table:style-name="ce28"/>
          <table:table-cell table:style-name="ce29"/>
          <table:table-cell table:style-name="ce30" table:formula="of:=[.D28]+[.E28]-[.F28]" office:value-type="float" office:value="-338788.01" calcext:value-type="float">
            <text:p>(338788)</text:p>
          </table:table-cell>
          <table:table-cell table:style-name="ce10" office:value-type="float" office:value="102010301009" calcext:value-type="float">
            <text:p>102010301009 </text:p>
          </table:table-cell>
          <table:table-cell table:style-name="ce82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29" office:value-type="float" office:value="-316627.85" calcext:value-type="float">
            <text:p>(316628)</text:p>
          </table:table-cell>
          <table:table-cell table:style-name="ce155" table:formula="of:=+[.G28]-[.J28]" office:value-type="float" office:value="-22160.16" calcext:value-type="float">
            <text:p>(2216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10401006" calcext:value-type="float">
            <text:p>102010401006 </text:p>
          </table:table-cell>
          <table:table-cell table:style-name="ce82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34"/>
          <table:table-cell table:style-name="ce29" office:value-type="float" office:value="0" calcext:value-type="float">
            <text:p>- </text:p>
          </table:table-cell>
          <table:table-cell table:style-name="ce28"/>
          <table:table-cell table:style-name="ce29"/>
          <table:table-cell table:style-name="ce30" table:formula="of:=[.D29]+[.E29]-[.F29]" office:value-type="float" office:value="0" calcext:value-type="float">
            <text:p>- </text:p>
          </table:table-cell>
          <table:table-cell table:style-name="ce10" office:value-type="float" office:value="102010401006" calcext:value-type="float">
            <text:p>102010401006 </text:p>
          </table:table-cell>
          <table:table-cell table:style-name="ce82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29" office:value-type="float" office:value="0" calcext:value-type="float">
            <text:p>- </text:p>
          </table:table-cell>
          <table:table-cell table:style-name="ce155" table:formula="of:=+[.G29]-[.J29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2020201001" calcext:value-type="float">
            <text:p>102020201001 </text:p>
          </table:table-cell>
          <table:table-cell table:style-name="ce82" office:value-type="string" office:string-value="(-) Amortización acumulada de activos intangibles                               " calcext:value-type="string">
            <text:p><text:s/>(-) Amortización acumulada de activos intangibles <text:s text:c="31"/></text:p>
          </table:table-cell>
          <table:table-cell table:style-name="ce34"/>
          <table:table-cell table:style-name="ce29" office:value-type="float" office:value="-82107.44" calcext:value-type="float">
            <text:p>(82107)</text:p>
          </table:table-cell>
          <table:table-cell table:style-name="ce28"/>
          <table:table-cell table:style-name="ce29"/>
          <table:table-cell table:style-name="ce30" table:formula="of:=[.D30]+[.E30]-[.F30]" office:value-type="float" office:value="-82107.44" calcext:value-type="float">
            <text:p>(82107)</text:p>
          </table:table-cell>
          <table:table-cell table:style-name="ce10" office:value-type="float" office:value="102020201001" calcext:value-type="float">
            <text:p>102020201001 </text:p>
          </table:table-cell>
          <table:table-cell table:style-name="ce82" office:value-type="string" office:string-value="(-) Amortización acumulada de activos intangibles                               " calcext:value-type="string">
            <text:p><text:s/>(-) Amortización acumulada de activos intangibles <text:s text:c="31"/></text:p>
          </table:table-cell>
          <table:table-cell table:style-name="ce29" office:value-type="float" office:value="-80582.6" calcext:value-type="float">
            <text:p>(80583)</text:p>
          </table:table-cell>
          <table:table-cell table:style-name="ce155" table:formula="of:=+[.G30]-[.J30]" office:value-type="float" office:value="-1524.84" calcext:value-type="float">
            <text:p>(152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133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31])" office:value-type="float" office:value="6574607.42" calcext:value-type="float">
            <text:p>6574607 </text:p>
          </table:table-cell>
          <table:table-cell table:style-name="ce43" table:formula="of:=SUM([.E9:.E31])" office:value-type="float" office:value="0" calcext:value-type="float">
            <text:p>- </text:p>
          </table:table-cell>
          <table:table-cell table:style-name="ce43" table:formula="of:=SUM([.F9:.F31])" office:value-type="float" office:value="0" calcext:value-type="float">
            <text:p>- </text:p>
          </table:table-cell>
          <table:table-cell table:style-name="ce43" table:formula="of:=SUM([.G9:.G31])" office:value-type="float" office:value="6574607.42" calcext:value-type="float">
            <text:p>6574607 </text:p>
          </table:table-cell>
          <table:table-cell table:style-name="ce41" table:number-columns-repeated="2"/>
          <table:table-cell table:style-name="ce43" table:formula="of:=SUM([.J9:.J31])" office:value-type="float" office:value="6726358.24" calcext:value-type="float">
            <text:p>6726358 </text:p>
          </table:table-cell>
          <table:table-cell table:style-name="ce157" table:formula="of:=SUM([.K9:.K31])" office:value-type="float" office:value="-151750.82" calcext:value-type="float">
            <text:p>(151751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Terreno</text:p>
          </table:table-cell>
          <table:table-cell table:style-name="ce57"/>
          <table:table-cell table:style-name="ce58" table:formula="of:=[.G10]" office:value-type="float" office:value="1898139.64" calcext:value-type="float">
            <text:p><text:s/>1898140 </text:p>
          </table:table-cell>
          <table:table-cell table:style-name="ce58" table:formula="of:=[.J10]" office:value-type="float" office:value="1898139.64" calcext:value-type="float">
            <text:p><text:s/>1898140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Edificios</text:p>
          </table:table-cell>
          <table:table-cell table:style-name="ce57"/>
          <table:table-cell table:style-name="ce58" table:formula="of:=[.G12]" office:value-type="float" office:value="461156.96" calcext:value-type="float">
            <text:p><text:s/>461157 </text:p>
          </table:table-cell>
          <table:table-cell table:style-name="ce58" table:formula="of:=[.J12]" office:value-type="float" office:value="461156.96" calcext:value-type="float">
            <text:p><text:s/>461157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Maquinarias y Equipos</text:p>
          </table:table-cell>
          <table:table-cell table:style-name="ce57"/>
          <table:table-cell table:style-name="ce58" table:formula="of:=[.G14]" office:value-type="float" office:value="7621902.38" calcext:value-type="float">
            <text:p><text:s/>7621902 </text:p>
          </table:table-cell>
          <table:table-cell table:style-name="ce58" table:formula="of:=[.J14]" office:value-type="float" office:value="7621902.38" calcext:value-type="float">
            <text:p><text:s/>7621902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Construcción en Curso</text:p>
          </table:table-cell>
          <table:table-cell table:style-name="ce57"/>
          <table:table-cell table:style-name="ce58" table:formula="of:=[.G11]" office:value-type="float" office:value="532133.45" calcext:value-type="float">
            <text:p><text:s/>532133 </text:p>
          </table:table-cell>
          <table:table-cell table:style-name="ce58" table:formula="of:=[.J11]" office:value-type="float" office:value="484133.45" calcext:value-type="float">
            <text:p><text:s/>484133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Vehículos</text:p>
          </table:table-cell>
          <table:table-cell table:style-name="ce57"/>
          <table:table-cell table:style-name="ce58" table:formula="of:=[.G17]" office:value-type="float" office:value="528147.1" calcext:value-type="float">
            <text:p><text:s/>528147 </text:p>
          </table:table-cell>
          <table:table-cell table:style-name="ce58" table:formula="of:=[.J17]" office:value-type="float" office:value="502983.53" calcext:value-type="float">
            <text:p><text:s/>502984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Muebles y Enseres</text:p>
          </table:table-cell>
          <table:table-cell table:style-name="ce57"/>
          <table:table-cell table:style-name="ce58" table:formula="of:=[.G13]" office:value-type="float" office:value="203265.18" calcext:value-type="float">
            <text:p><text:s/>203265 </text:p>
          </table:table-cell>
          <table:table-cell table:style-name="ce58" table:formula="of:=[.J13]" office:value-type="float" office:value="198798.62" calcext:value-type="float">
            <text:p><text:s/>198799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Equipo de Computación</text:p>
          </table:table-cell>
          <table:table-cell table:style-name="ce57"/>
          <table:table-cell table:style-name="ce58" table:formula="of:=[.G16]" office:value-type="float" office:value="144593.11" calcext:value-type="float">
            <text:p><text:s/>144593 </text:p>
          </table:table-cell>
          <table:table-cell table:style-name="ce58" table:formula="of:=[.J16]" office:value-type="float" office:value="141445.51" calcext:value-type="float">
            <text:p><text:s/>141446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Equipo de Seguridad</text:p>
          </table:table-cell>
          <table:table-cell table:style-name="ce57"/>
          <table:table-cell table:style-name="ce58" table:formula="of:=[.G15]" office:value-type="float" office:value="15974.66" calcext:value-type="float">
            <text:p><text:s/>15975 </text:p>
          </table:table-cell>
          <table:table-cell table:style-name="ce58" table:formula="of:=[.J15]" office:value-type="float" office:value="15974.66" calcext:value-type="float">
            <text:p><text:s/>15975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Software</text:p>
          </table:table-cell>
          <table:table-cell table:style-name="ce57"/>
          <table:table-cell table:style-name="ce58" table:formula="of:=[.G18]" office:value-type="float" office:value="82108" calcext:value-type="float">
            <text:p><text:s/>82108 </text:p>
          </table:table-cell>
          <table:table-cell table:style-name="ce58" table:formula="of:=[.J18]" office:value-type="float" office:value="82108" calcext:value-type="float">
            <text:p><text:s/>82108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Otros</text:p>
          </table:table-cell>
          <table:table-cell table:style-name="ce57"/>
          <table:table-cell table:style-name="ce58" table:formula="of:=[.G20]+[.G19]" office:value-type="float" office:value="100024.82" calcext:value-type="float">
            <text:p><text:s/>100025 </text:p>
          </table:table-cell>
          <table:table-cell table:style-name="ce58" table:formula="of:=[.J20]+[.J19]" office:value-type="float" office:value="38708.81" calcext:value-type="float">
            <text:p><text:s/>38709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office:value-type="string" calcext:value-type="string">
            <text:p>Total</text:p>
          </table:table-cell>
          <table:table-cell table:style-name="ce61"/>
          <table:table-cell table:style-name="ce43" table:formula="of:=+SUM([.D37:.D47])" office:value-type="float" office:value="11587445.3" calcext:value-type="float">
            <text:p>11587445 </text:p>
          </table:table-cell>
          <table:table-cell table:style-name="ce43" table:formula="of:=+SUM([.E37:.E47])" office:value-type="float" office:value="11445351.56" calcext:value-type="float">
            <text:p>11445352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/>
          <table:table-cell table:style-name="ce97"/>
          <table:table-cell table:style-name="ce111"/>
          <table:table-cell table:style-name="ce123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(-) Depreciación Acumulada</text:p>
          </table:table-cell>
          <table:table-cell table:style-name="ce90"/>
          <table:table-cell table:style-name="ce113" table:formula="of:=SUM([.G23:.G30])" office:value-type="float" office:value="-5012837.88" calcext:value-type="float">
            <text:p>(5012838)</text:p>
          </table:table-cell>
          <table:table-cell table:style-name="ce113" table:formula="of:=SUM([.J23:.J30])" office:value-type="float" office:value="-4718993.32" calcext:value-type="float">
            <text:p>(4718993)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14"/>
          <table:table-cell table:style-name="ce124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Total</text:p>
          </table:table-cell>
          <table:table-cell table:style-name="ce61"/>
          <table:table-cell table:style-name="ce43" table:formula="of:=SUM([.D48:.D51])" office:value-type="float" office:value="6574607.42" calcext:value-type="float">
            <text:p>6574607 </text:p>
          </table:table-cell>
          <table:table-cell table:style-name="ce43" table:formula="of:=SUM([.E48:.E51])" office:value-type="float" office:value="6726358.24" calcext:value-type="float">
            <text:p>6726358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498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2" loext:min-decimal-places="2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2:11:20.9707598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2:57:03.902304469</dc:date>
    <meta:editing-cycles>8</meta:editing-cycles>
    <meta:editing-duration>PT1H4M23S</meta:editing-duration>
    <meta:document-statistic meta:table-count="1" meta:cell-count="249" meta:object-count="0"/>
  </office:meta>
</office:document-meta>
</file>